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svg:stroke-width="0cm" svg:stroke-color="#ff0000" draw:fill="none" draw:textarea-vertical-align="middle" loext:decorative="false"/>
    </style:style>
    <style:style style:name="gr5" style:family="graphic" style:parent-style-name="objectwithoutfill">
      <style:graphic-properties svg:stroke-color="#ff4000" draw:fill="none" draw:textarea-vertical-align="middle" loext:decorative="false"/>
    </style:style>
    <style:style style:name="gr6" style:family="graphic" style:parent-style-name="objectwithoutfill">
      <style:graphic-properties svg:stroke-color="#ff0000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87cm" svg:y1="10.207cm" svg:x2="18.462cm" svg:y2="10.207cm">
          <text:p/>
        </draw:line>
        <draw:line draw:style-name="gr2" draw:text-style-name="P1" draw:layer="layout" svg:x1="2.587cm" svg:y1="10.207cm" svg:x2="2.587cm" svg:y2="1.317cm">
          <text:p/>
        </draw:line>
        <draw:path draw:style-name="gr3" draw:text-style-name="P1" draw:layer="layout" svg:width="2.895cm" svg:height="2.975cm" draw:transform="rotate (1.40533911370583) translate (2.19177199387472cm 10.9868645056829cm)" svg:viewBox="0 0 2896 2976" svg:d="M2400 0c1931 0-2400 2976-2400 2976">
          <text:p/>
        </draw:path>
        <draw:path draw:style-name="gr3" draw:text-style-name="P1" draw:layer="layout" svg:width="2.304cm" svg:height="0.672cm" draw:transform="rotate (0.674569755895808) translate (5.10836265012324cm 11.4919046482643cm)" svg:viewBox="0 0 2305 673" svg:d="M24 0c-297 1388 2281 198 2281 198">
          <text:p/>
        </draw:path>
        <draw:path draw:style-name="gr3" draw:text-style-name="P1" draw:layer="layout" svg:width="2.274cm" svg:height="3.075cm" draw:transform="rotate (1.31999251328331) translate (7.03199999268289cm 10.2069999981254cm)" svg:viewBox="0 0 2275 3076" svg:d="M0 0c4610 0 788 3076 788 3076">
          <text:p/>
        </draw:path>
        <draw:path draw:style-name="gr3" draw:text-style-name="P1" draw:layer="layout" svg:width="5.638cm" svg:height="1.573cm" draw:transform="rotate (-2.00730317271868) translate (17.51cm 7.981cm)" svg:viewBox="0 0 5639 1574" svg:d="M0 0c5255 0 5639 1574 5639 1574">
          <text:p/>
        </draw:path>
        <draw:path draw:style-name="gr3" draw:text-style-name="P1" draw:layer="layout" svg:width="4.019cm" svg:height="1.266cm" draw:transform="rotate (-0.862367183410398) translate (11.1694819122166cm 9.38234457662873cm)" svg:viewBox="0 0 4020 1267" svg:d="M0 1267c2928 0 4020-1267 4020-1267">
          <text:p/>
        </draw:path>
        <draw:path draw:style-name="gr4" draw:text-style-name="P1" draw:layer="layout" svg:width="1.774cm" svg:height="2.129cm" draw:transform="rotate (-1.10706234454) translate (4.49200805187811cm 8.30229028799692cm)" svg:viewBox="0 0 1775 2130" svg:d="M0 2130c2840 0 1420-2130 1420-2130">
          <text:p/>
        </draw:path>
        <draw:path draw:style-name="gr5" draw:text-style-name="P1" draw:layer="layout" svg:width="1.703cm" svg:height="0.567cm" draw:transform="rotate (1.10706234454) translate (5.12699998223763cm 9.5719999911169cm)" svg:viewBox="0 0 1704 568" svg:d="M0 0c1420 0 1704 568 1704 568">
          <text:p/>
        </draw:path>
        <draw:path draw:style-name="gr6" draw:text-style-name="P1" draw:layer="layout" svg:width="1.137cm" svg:height="2.696cm" draw:transform="rotate (0.463035850554096) translate (6.397cm 8.302cm)" svg:viewBox="0 0 1138 2697" svg:d="M0 0c710 0 1138 2697 1138 2697">
          <text:p/>
        </draw:path>
        <draw:path draw:style-name="gr6" draw:text-style-name="P1" draw:layer="layout" svg:width="2.647cm" svg:height="9.402cm" draw:transform="rotate (-1.17617738291898) translate (17.3003801289688cm 6.59192884281978cm)" svg:viewBox="0 0 2648 9403" svg:d="M0 9403c4127 0 2197-9403 2197-940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05T17:14:18.269000000</meta:creation-date>
    <dc:date>2025-02-05T17:51:11.067000000</dc:date>
    <meta:editing-duration>PT37M20S</meta:editing-duration>
    <meta:editing-cycles>1</meta:editing-cycles>
    <meta:generator>EasyOffice/7.6.2.1.0$Windows_X86_64 LibreOffice_project/0bc4d647150f05f02b71ccb5539a4012b57f1faf</meta:generator>
    <meta:document-statistic meta:object-count="11"/>
  </office:meta>
</office:document-meta>
</file>